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Default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5" style:family="paragraph" style:parent-style-name="Default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6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8" style:family="paragraph" style:parent-style-name="Default">
      <style:paragraph-properties fo:margin-top="0cm" fo:margin-bottom="0.048cm"/>
    </style:style>
    <style:style style:name="P9" style:family="paragraph" style:parent-style-name="Standard">
      <style:paragraph-properties style:text-autospace="non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11" style:family="paragraph" style:parent-style-name="Default">
      <style:text-properties style:font-name="Times New Roman" fo:font-size="11.5pt" style:font-size-asian="11.5pt" style:font-name-complex="Times New Roman2" style:font-size-complex="11.5pt"/>
    </style:style>
    <style:style style:name="P12" style:family="paragraph" style:parent-style-name="Default" style:list-style-name="L1">
      <style:paragraph-properties fo:text-align="center" style:justify-single-word="false"/>
    </style:style>
    <style:style style:name="P13" style:family="paragraph" style:parent-style-name="Default">
      <style:paragraph-properties fo:margin-top="0cm" fo:margin-bottom="0.048cm"/>
      <style:text-properties style:font-name="Times New Roman" fo:font-size="11.5pt" style:font-size-asian="11.5pt" style:font-name-complex="Times New Roman2" style:font-size-complex="11.5pt"/>
    </style:style>
    <style:style style:name="P14" style:family="paragraph" style:parent-style-name="Default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ff" fo:language="en" fo:country="US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a31515" fo:language="en" fo:country="US"/>
    </style:style>
    <style:style style:name="T6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style:font-name="Times New Roman" fo:font-size="11.5pt" style:font-size-asian="11.5pt" style:font-name-complex="Times New Roman2" style:font-size-complex="11.5pt"/>
    </style:style>
    <style:style style:name="T10" style:family="text">
      <style:text-properties style:font-name="Times New Roman" fo:font-size="11.5pt" fo:font-style="italic" fo:font-weight="bold" style:font-size-asian="11.5pt" style:font-style-asian="italic" style:font-weight-asian="bold" style:font-name-complex="Times New Roman2" style:font-size-complex="11.5pt" style:font-style-complex="italic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ff0000" fo:language="en" fo:country="U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7"><text:span text:style-name="T7"><text:s text:c="4"/></text:span><text:span text:style-name="T1">public</text:span><text:span text:style-name="T7"> </text:span><text:span text:style-name="T1">partial</text:span><text:span text:style-name="T7"> </text:span><text:span text:style-name="T1">class</text:span><text:span text:style-name="T7"> </text:span><text:span text:style-name="T8">MainWindow</text:span><text:span text:style-name="T7"> : Window</text:span></text:p>
      <text:p text:style-name="P3"><text:s text:c="4"/>{</text:p>
      <text:p text:style-name="P2"><text:span text:style-name="T3"><text:s text:c="8"/></text:span><text:span text:style-name="T1">public</text:span><text:span text:style-name="T3"> </text:span><text:span text:style-name="T8">MainWindow</text:span><text:span text:style-name="T3">()</text:span></text:p>
      <text:p text:style-name="P3"><text:s text:c="8"/>{</text:p>
      <text:p text:style-name="P3"><text:s text:c="12"/>InitializeComponent();</text:p>
      <text:p text:style-name="P3"><text:s text:c="12"/>comBox.SelectedIndex = 0;</text:p>
      <text:p text:style-name="P3"><text:s text:c="8"/>}</text:p>
      <text:p text:style-name="P3"/>
      <text:p text:style-name="P3"><text:s text:c="8"/>Polygon polygonK;</text:p>
      <text:p text:style-name="P3"><text:s text:c="8"/>Ellipse polygonO;</text:p>
      <text:p text:style-name="P3"><text:s text:c="8"/>Polygon polygonT;</text:p>
      <text:p text:style-name="P3"/>
      <text:p text:style-name="P2"><text:span text:style-name="T3"><text:s text:c="8"/></text:span><text:span text:style-name="T1">private</text:span><text:span text:style-name="T3"> </text:span><text:span text:style-name="T1">void</text:span><text:span text:style-name="T3"> draw_Click(</text:span><text:span text:style-name="T1">object</text:span><text:span text:style-name="T3"> sender, RoutedEventArgs e)</text:span></text:p>
      <text:p text:style-name="P3"><text:s text:c="8"/>{</text:p>
      <text:p text:style-name="P2"><text:span text:style-name="T3"><text:s text:c="12"/></text:span><text:span text:style-name="T1">if</text:span><text:span text:style-name="T3"> (canv1.Children.Count &gt; 1) </text:span><text:span text:style-name="T1">return</text:span><text:span text:style-name="T3">; </text:span><text:span text:style-name="T6">//если в канвасе надпись уже есть, пропускаем</text:span></text:p>
      <text:p text:style-name="P2"><text:span text:style-name="T3"><text:s text:c="12"/></text:span><text:span text:style-name="T6">//Рисуем буквы</text:span></text:p>
      <text:p text:style-name="P3"/>
      <text:p text:style-name="P2"><text:span text:style-name="T3"><text:s text:c="12"/>polygonT = </text:span><text:span text:style-name="T1">new</text:span><text:span text:style-name="T3"> Polygon();</text:span></text:p>
      <text:p text:style-name="P3"><text:s text:c="12"/>polygonT.StrokeThickness = 3;</text:p>
      <text:p text:style-name="P3"><text:s text:c="12"/>polygonT.Stroke = Brushes.Black;</text:p>
      <text:p text:style-name="P3"><text:s text:c="12"/>polygonT.Fill = Brushes.Blue;</text:p>
      <text:p text:style-name="P3"/>
      <text:p text:style-name="P2"><text:span text:style-name="T3"><text:s text:c="12"/>polygonT.Points.Add(</text:span><text:span text:style-name="T1">new</text:span><text:span text:style-name="T3"> Point(0, 0));</text:span></text:p>
      <text:p text:style-name="P2"><text:span text:style-name="T3"><text:s text:c="12"/>polygonT.Points.Add(</text:span><text:span text:style-name="T1">new</text:span><text:span text:style-name="T3"> Point(100, 0));</text:span></text:p>
      <text:p text:style-name="P2"><text:span text:style-name="T3"><text:s text:c="12"/>polygonT.Points.Add(</text:span><text:span text:style-name="T1">new</text:span><text:span text:style-name="T3"> Point(100, 30));</text:span></text:p>
      <text:p text:style-name="P2"><text:span text:style-name="T3"><text:s text:c="12"/>polygonT.Points.Add(</text:span><text:span text:style-name="T1">new</text:span><text:span text:style-name="T3"> Point(65, 30));</text:span></text:p>
      <text:p text:style-name="P2"><text:span text:style-name="T3"><text:s text:c="12"/>polygonT.Points.Add(</text:span><text:span text:style-name="T1">new</text:span><text:span text:style-name="T3"> Point(65, 130));</text:span></text:p>
      <text:p text:style-name="P2"><text:span text:style-name="T3"><text:s text:c="12"/>polygonT.Points.Add(</text:span><text:span text:style-name="T1">new</text:span><text:span text:style-name="T3"> Point(35, 130));</text:span></text:p>
      <text:p text:style-name="P2"><text:span text:style-name="T3"><text:s text:c="12"/>polygonT.Points.Add(</text:span><text:span text:style-name="T1">new</text:span><text:span text:style-name="T3"> Point(35, 30));</text:span></text:p>
      <text:p text:style-name="P2"><text:span text:style-name="T3"><text:s text:c="12"/>polygonT.Points.Add(</text:span><text:span text:style-name="T1">new</text:span><text:span text:style-name="T3"> Point(0, 30));</text:span></text:p>
      <text:p text:style-name="P2"><text:span text:style-name="T3"><text:s text:c="12"/></text:span><text:span text:style-name="T6">//Помещаем букву в канвас</text:span></text:p>
      <text:p text:style-name="P3"><text:s text:c="12"/>canv1.Children.Add(polygonT);</text:p>
      <text:p text:style-name="P3"><text:s text:c="12"/>Canvas.SetLeft(polygonT, 85);</text:p>
      <text:p text:style-name="P3"><text:s text:c="12"/>Canvas.SetTop(polygonT, 100);</text:p>
      <text:p text:style-name="P3"><text:s text:c="12"/>comBox.SelectedIndex = 0;</text:p>
      <text:p text:style-name="P3"/>
      <text:p text:style-name="P2"><text:span text:style-name="T3"><text:s text:c="12"/>polygonO = </text:span><text:span text:style-name="T1">new</text:span><text:span text:style-name="T3"> Ellipse();</text:span></text:p>
      <text:p text:style-name="P3"><text:s text:c="12"/>polygonO.Width = 110;</text:p>
      <text:p text:style-name="P3"><text:s text:c="12"/>polygonO.Height = 140;</text:p>
      <text:p text:style-name="P3"><text:s text:c="12"/>polygonO.Stroke = Brushes.Black;</text:p>
      <text:p text:style-name="P3"><text:s text:c="12"/>polygonO.StrokeThickness = 3;</text:p>
      <text:p text:style-name="P3"><text:s text:c="12"/>polygonO.Fill = Brushes.Blue;</text:p>
      <text:p text:style-name="P3"/>
      <text:p text:style-name="P3"><text:s text:c="12"/>canv1.Children.Add(polygonO);</text:p>
      <text:p text:style-name="P3"><text:s text:c="12"/>Canvas.SetLeft(polygonO, 180);</text:p>
      <text:p text:style-name="P3"><text:s text:c="12"/>Canvas.SetTop(polygonO, 95);</text:p>
      <text:p text:style-name="P3"/>
      <text:p text:style-name="P2"><text:span text:style-name="T3"><text:s text:c="12"/>Ellipse polygonOO = </text:span><text:span text:style-name="T1">new</text:span><text:span text:style-name="T3"> Ellipse();</text:span></text:p>
      <text:p text:style-name="P3"><text:s text:c="12"/>polygonOO.Width = 70;</text:p>
      <text:p text:style-name="P3"><text:s text:c="12"/>polygonOO.Height = 100;</text:p>
      <text:p text:style-name="P3"><text:s text:c="12"/>polygonOO.Stroke = Brushes.Black;</text:p>
      <text:p text:style-name="P3"><text:s text:c="12"/>polygonOO.StrokeThickness = 3;</text:p>
      <text:p text:style-name="P3"><text:s text:c="12"/>polygonOO.Fill = Brushes.White;</text:p>
      <text:p text:style-name="P3"/>
      <text:p text:style-name="P3"><text:s text:c="12"/>canv1.Children.Add(polygonOO);</text:p>
      <text:p text:style-name="P3"><text:s text:c="12"/>Canvas.SetLeft(polygonOO, 200);</text:p>
      <text:p text:style-name="P3"><text:s text:c="12"/>Canvas.SetTop(polygonOO, 115);</text:p>
      <text:p text:style-name="P3"/>
      <text:p text:style-name="P2"><text:span text:style-name="T3"><text:s text:c="12"/>polygonK = </text:span><text:span text:style-name="T1">new</text:span><text:span text:style-name="T3"> Polygon();</text:span></text:p>
      <text:p text:style-name="P3"><text:s text:c="12"/>polygonK.StrokeThickness = 3;</text:p>
      <text:p text:style-name="P3"><text:s text:c="12"/>polygonK.Stroke = Brushes.Black;</text:p>
      <text:p text:style-name="P3"><text:s text:c="12"/>polygonK.Fill = Brushes.Blue;</text:p>
      <text:p text:style-name="P3"/>
      <text:p text:style-name="P2"><text:soft-page-break/><text:span text:style-name="T3"><text:s text:c="12"/>polygonK.Points.Add(</text:span><text:span text:style-name="T1">new</text:span><text:span text:style-name="T3"> Point(0, 0));</text:span></text:p>
      <text:p text:style-name="P2"><text:span text:style-name="T3"><text:s text:c="12"/>polygonK.Points.Add(</text:span><text:span text:style-name="T1">new</text:span><text:span text:style-name="T3"> Point(30, 0));</text:span></text:p>
      <text:p text:style-name="P2"><text:span text:style-name="T3"><text:s text:c="12"/>polygonK.Points.Add(</text:span><text:span text:style-name="T1">new</text:span><text:span text:style-name="T3"> Point(30, 45));</text:span></text:p>
      <text:p text:style-name="P2"><text:span text:style-name="T3"><text:s text:c="12"/>polygonK.Points.Add(</text:span><text:span text:style-name="T1">new</text:span><text:span text:style-name="T3"> Point(50, 0));</text:span></text:p>
      <text:p text:style-name="P2"><text:span text:style-name="T3"><text:s text:c="12"/>polygonK.Points.Add(</text:span><text:span text:style-name="T1">new</text:span><text:span text:style-name="T3"> Point(80, 0));</text:span></text:p>
      <text:p text:style-name="P2"><text:span text:style-name="T3"><text:s text:c="12"/>polygonK.Points.Add(</text:span><text:span text:style-name="T1">new</text:span><text:span text:style-name="T3"> Point(50, 60));</text:span></text:p>
      <text:p text:style-name="P2"><text:span text:style-name="T3"><text:s text:c="12"/>polygonK.Points.Add(</text:span><text:span text:style-name="T1">new</text:span><text:span text:style-name="T3"> Point(80, 130));</text:span></text:p>
      <text:p text:style-name="P2"><text:span text:style-name="T3"><text:s text:c="12"/>polygonK.Points.Add(</text:span><text:span text:style-name="T1">new</text:span><text:span text:style-name="T3"> Point(50, 130));</text:span></text:p>
      <text:p text:style-name="P2"><text:span text:style-name="T3"><text:s text:c="12"/>polygonK.Points.Add(</text:span><text:span text:style-name="T1">new</text:span><text:span text:style-name="T3"> Point(30, 80));</text:span></text:p>
      <text:p text:style-name="P2"><text:span text:style-name="T3"><text:s text:c="12"/>polygonK.Points.Add(</text:span><text:span text:style-name="T1">new</text:span><text:span text:style-name="T3"> Point(30, 130));</text:span></text:p>
      <text:p text:style-name="P2"><text:span text:style-name="T3"><text:s text:c="12"/>polygonK.Points.Add(</text:span><text:span text:style-name="T1">new</text:span><text:span text:style-name="T3"> Point(0, 130));</text:span></text:p>
      <text:p text:style-name="P3"/>
      <text:p text:style-name="P3"><text:s text:c="12"/>canv1.Children.Add(polygonK);</text:p>
      <text:p text:style-name="P3"><text:s text:c="12"/>Canvas.SetLeft(polygonK,300);</text:p>
      <text:p text:style-name="P3"><text:s text:c="12"/>Canvas.SetTop(polygonK, 100);</text:p>
      <text:p text:style-name="P3"><text:s text:c="8"/>}</text:p>
      <text:p text:style-name="P2"><text:span text:style-name="T3"><text:s text:c="8"/></text:span><text:span text:style-name="T1">private</text:span><text:span text:style-name="T3"> </text:span><text:span text:style-name="T1">void</text:span><text:span text:style-name="T3"> Clear(</text:span><text:span text:style-name="T1">object</text:span><text:span text:style-name="T3"> sender, RoutedEventArgs e)</text:span></text:p>
      <text:p text:style-name="P3"><text:s text:c="8"/>{</text:p>
      <text:p text:style-name="P3"><text:s text:c="12"/>canv1.Children.Clear();</text:p>
      <text:p text:style-name="P3"><text:s text:c="8"/>}</text:p>
      <text:p text:style-name="P3"/>
      <text:p text:style-name="P2"><text:span text:style-name="T3"><text:s text:c="8"/></text:span><text:span text:style-name="T1">private</text:span><text:span text:style-name="T3"> </text:span><text:span text:style-name="T1">void</text:span><text:span text:style-name="T3"> Info_Click(</text:span><text:span text:style-name="T1">object</text:span><text:span text:style-name="T3"> sender, RoutedEventArgs e)</text:span></text:p>
      <text:p text:style-name="P3"><text:s text:c="8"/>{</text:p>
      <text:p text:style-name="P2"><text:span text:style-name="T3"><text:s text:c="12"/>MessageBox.Show(</text:span><text:span text:style-name="T4">"Разработчик - Селиванов Владимир ИСП-23, Вариант 5.\n\nВывести на экран слово ТОК."</text:span><text:span text:style-name="T3">, </text:span><text:span text:style-name="T4">"О программе"</text:span><text:span text:style-name="T3">, MessageBoxButton.OK);</text:span></text:p>
      <text:p text:style-name="P3"><text:s text:c="8"/>}</text:p>
      <text:p text:style-name="P2"><text:span text:style-name="T3"><text:s text:c="8"/></text:span><text:span text:style-name="T1">private</text:span><text:span text:style-name="T3"> </text:span><text:span text:style-name="T1">void</text:span><text:span text:style-name="T3"> Exit_Click(</text:span><text:span text:style-name="T1">object</text:span><text:span text:style-name="T3"> sender, RoutedEventArgs e)</text:span></text:p>
      <text:p text:style-name="P3"><text:s text:c="8"/>{</text:p>
      <text:p text:style-name="P2"><text:span text:style-name="T3"><text:s text:c="12"/></text:span><text:span text:style-name="T1">this</text:span><text:span text:style-name="T3">.Close();</text:span></text:p>
      <text:p text:style-name="P3"><text:s text:c="8"/>}</text:p>
      <text:p text:style-name="P3"/>
      <text:p text:style-name="P2"><text:span text:style-name="T3"><text:s text:c="8"/></text:span><text:span text:style-name="T1">private</text:span><text:span text:style-name="T3"> </text:span><text:span text:style-name="T1">void</text:span><text:span text:style-name="T3"> Color_SelectionChanged(</text:span><text:span text:style-name="T1">object</text:span><text:span text:style-name="T3"> sender, SelectionChangedEventArgs e)</text:span></text:p>
      <text:p text:style-name="P3"><text:s text:c="8"/>{</text:p>
      <text:p text:style-name="P2"><text:span text:style-name="T3"><text:s text:c="12"/></text:span><text:span text:style-name="T1">if</text:span><text:span text:style-name="T3"> (comBox.SelectedItem != </text:span><text:span text:style-name="T1">null</text:span><text:span text:style-name="T3"> &amp;&amp; polygonK != </text:span><text:span text:style-name="T1">null</text:span><text:span text:style-name="T3">)</text:span></text:p>
      <text:p text:style-name="P3"><text:s text:c="12"/>{</text:p>
      <text:p text:style-name="P2"><text:span text:style-name="T3"><text:s text:c="16"/></text:span><text:span text:style-name="T1">switch</text:span><text:span text:style-name="T3"> (comBox.SelectedIndex)</text:span></text:p>
      <text:p text:style-name="P3"><text:s text:c="16"/>{</text:p>
      <text:p text:style-name="P2"><text:span text:style-name="T3"><text:s text:c="20"/></text:span><text:span text:style-name="T1">case</text:span><text:span text:style-name="T3"> 0:</text:span></text:p>
      <text:p text:style-name="P3"><text:s text:c="24"/>polygonT.Fill = Brushes.Blue;</text:p>
      <text:p text:style-name="P3"><text:s text:c="24"/>polygonO.Fill = Brushes.Blue;</text:p>
      <text:p text:style-name="P3"><text:s text:c="24"/>polygonK.Fill = Brushes.Blue;</text:p>
      <text:p text:style-name="P3"/>
      <text:p text:style-name="P2"><text:span text:style-name="T3"><text:s text:c="24"/></text:span><text:span text:style-name="T1">break</text:span><text:span text:style-name="T3">;</text:span></text:p>
      <text:p text:style-name="P2"><text:span text:style-name="T3"><text:s text:c="20"/></text:span><text:span text:style-name="T1">case</text:span><text:span text:style-name="T3"> 1:</text:span></text:p>
      <text:p text:style-name="P3"><text:s text:c="24"/>polygonT.Fill = Brushes.Red;</text:p>
      <text:p text:style-name="P3"><text:s text:c="24"/>polygonO.Fill = Brushes.Red;</text:p>
      <text:p text:style-name="P3"><text:s text:c="24"/>polygonK.Fill = Brushes.Red;</text:p>
      <text:p text:style-name="P2"><text:span text:style-name="T3"><text:s text:c="24"/></text:span><text:span text:style-name="T1">break</text:span><text:span text:style-name="T3">;</text:span></text:p>
      <text:p text:style-name="P2"><text:span text:style-name="T3"><text:s text:c="20"/></text:span><text:span text:style-name="T1">case</text:span><text:span text:style-name="T3"> 2:</text:span></text:p>
      <text:p text:style-name="P3"><text:s text:c="24"/>polygonT.Fill = Brushes.Yellow;</text:p>
      <text:p text:style-name="P3"><text:s text:c="24"/>polygonO.Fill = Brushes.Yellow;</text:p>
      <text:p text:style-name="P3"><text:s text:c="24"/>polygonK.Fill = Brushes.Yellow;</text:p>
      <text:p text:style-name="P2"><text:span text:style-name="T3"><text:s text:c="24"/></text:span><text:span text:style-name="T1">break</text:span><text:span text:style-name="T3">;</text:span></text:p>
      <text:p text:style-name="P3"><text:s text:c="19"/></text:p>
      <text:p text:style-name="P3"><text:s text:c="16"/>}</text:p>
      <text:p text:style-name="P3"><text:s text:c="12"/>}</text:p>
      <text:p text:style-name="P3"><text:s text:c="8"/>}</text:p>
      <text:p text:style-name="P3"><text:s text:c="4"/>}</text:p>
      <text:p text:style-name="P3">}</text:p>
      <text:p text:style-name="P3"/>
      <text:p text:style-name="P3">Код <text:span text:style-name="T11">XMAL</text:span></text:p>
      <text:p text:style-name="P3"><text:span text:style-name="T2">&lt;</text:span><text:span text:style-name="T5">Window</text:span><text:span text:style-name="T13"> x</text:span><text:span text:style-name="T2">:</text:span><text:span text:style-name="T13">Class</text:span><text:span text:style-name="T2">="pr23.MainWindow"</text:span></text:p>
      <text:p text:style-name="P2"><text:span text:style-name="T3"><text:s text:c="7"/></text:span><text:span text:style-name="T12"><text:s/>xmlns</text:span><text:span text:style-name="T1">="http://schemas.microsoft.com/winfx/2006/xaml/presentation"</text:span></text:p>
      <text:p text:style-name="P2"><text:span text:style-name="T3"><text:s text:c="7"/></text:span><text:span text:style-name="T12"><text:s/>xmlns</text:span><text:span text:style-name="T1">:</text:span><text:span text:style-name="T12">x</text:span><text:span text:style-name="T1">="http://schemas.microsoft.com/winfx/2006/xaml"</text:span></text:p>
      <text:p text:style-name="P2"><text:span text:style-name="T3"><text:s text:c="7"/></text:span><text:span text:style-name="T12"><text:s/>xmlns</text:span><text:span text:style-name="T1">:</text:span><text:span text:style-name="T12">d</text:span><text:span text:style-name="T1">="http://schemas.microsoft.com/expression/blend/2008"</text:span></text:p>
      <text:p text:style-name="P2"><text:soft-page-break/><text:span text:style-name="T3"><text:s text:c="7"/></text:span><text:span text:style-name="T12"><text:s/>xmlns</text:span><text:span text:style-name="T1">:</text:span><text:span text:style-name="T12">mc</text:span><text:span text:style-name="T1">="http://schemas.openxmlformats.org/markup-compatibility/2006"</text:span></text:p>
      <text:p text:style-name="P2"><text:span text:style-name="T3"><text:s text:c="7"/></text:span><text:span text:style-name="T12"><text:s/>xmlns</text:span><text:span text:style-name="T1">:</text:span><text:span text:style-name="T12">local</text:span><text:span text:style-name="T1">="clr-namespace:pr23"</text:span></text:p>
      <text:p text:style-name="P2"><text:span text:style-name="T3"><text:s text:c="7"/></text:span><text:span text:style-name="T12"><text:s/>mc</text:span><text:span text:style-name="T1">:</text:span><text:span text:style-name="T12">Ignorable</text:span><text:span text:style-name="T1">="d"</text:span></text:p>
      <text:p text:style-name="P2"><text:span text:style-name="T3"><text:s text:c="9"/></text:span><text:span text:style-name="T12"><text:s/>Title</text:span><text:span text:style-name="T1">="Практическая №23"</text:span><text:span text:style-name="T12"> Height</text:span><text:span text:style-name="T1">="403.448"</text:span><text:span text:style-name="T12"> Width</text:span><text:span text:style-name="T1">="681.788"</text:span><text:span text:style-name="T12"> ResizeMode</text:span><text:span text:style-name="T1">="CanMinimize"&gt;</text:span></text:p>
      <text:p text:style-name="P2"><text:span text:style-name="T3"><text:s text:c="4"/></text:span><text:span text:style-name="T1">&lt;</text:span><text:span text:style-name="T4">Grid</text:span><text:span text:style-name="T1">&gt;</text:span></text:p>
      <text:p text:style-name="P2"><text:span text:style-name="T3"><text:s text:c="8"/></text:span><text:span text:style-name="T1">&lt;</text:span><text:span text:style-name="T4">Canvas</text:span><text:span text:style-name="T12"> x</text:span><text:span text:style-name="T1">:</text:span><text:span text:style-name="T12">Name</text:span><text:span text:style-name="T1">="canv1"</text:span><text:span text:style-name="T12"> HorizontalAlignment</text:span><text:span text:style-name="T1">="Left"</text:span><text:span text:style-name="T12"> VerticalAlignment</text:span><text:span text:style-name="T1">="Top"</text:span><text:span text:style-name="T12"> Height</text:span><text:span text:style-name="T1">="340"</text:span><text:span text:style-name="T12"> Width</text:span><text:span text:style-name="T1">="512"</text:span><text:span text:style-name="T12"> Margin</text:span><text:span text:style-name="T1">="10,10,0,0" &gt;&lt;/</text:span><text:span text:style-name="T4">Canvas</text:span><text:span text:style-name="T1">&gt;</text:span></text:p>
      <text:p text:style-name="P2"><text:span text:style-name="T3"><text:s text:c="8"/></text:span><text:span text:style-name="T1">&lt;</text:span><text:span text:style-name="T4">GroupBox</text:span><text:span text:style-name="T12"> Header</text:span><text:span text:style-name="T1">="Управление"</text:span><text:span text:style-name="T12"> HorizontalAlignment</text:span><text:span text:style-name="T1">="Left"</text:span><text:span text:style-name="T12"> VerticalAlignment</text:span><text:span text:style-name="T1">="Top"</text:span><text:span text:style-name="T12"> Margin</text:span><text:span text:style-name="T1">="527,0,0,0"</text:span><text:span text:style-name="T12"> Height</text:span><text:span text:style-name="T1">="390"</text:span><text:span text:style-name="T12"> Width</text:span><text:span text:style-name="T1">="139" &gt;</text:span></text:p>
      <text:p text:style-name="P2"><text:span text:style-name="T3"><text:s text:c="12"/></text:span><text:span text:style-name="T1">&lt;</text:span><text:span text:style-name="T4">Grid</text:span><text:span text:style-name="T1">&gt;</text:span></text:p>
      <text:p text:style-name="P2"><text:span text:style-name="T3"><text:s text:c="16"/></text:span><text:span text:style-name="T1">&lt;</text:span><text:span text:style-name="T4">Button</text:span><text:span text:style-name="T12"> Content</text:span><text:span text:style-name="T1">="Рисовать"</text:span><text:span text:style-name="T12"> HorizontalAlignment</text:span><text:span text:style-name="T1">="Left"</text:span><text:span text:style-name="T12"> VerticalAlignment</text:span><text:span text:style-name="T1">="Top"</text:span><text:span text:style-name="T12"> Click</text:span><text:span text:style-name="T1">="draw_Click"</text:span><text:span text:style-name="T12"> Margin</text:span><text:span text:style-name="T1">="10,10,0,0"</text:span><text:span text:style-name="T12"> Height</text:span><text:span text:style-name="T1">="25"</text:span><text:span text:style-name="T12"> Width</text:span><text:span text:style-name="T1">="100" /&gt;</text:span></text:p>
      <text:p text:style-name="P2"><text:span text:style-name="T3"><text:s text:c="16"/></text:span><text:span text:style-name="T1">&lt;</text:span><text:span text:style-name="T4">Button</text:span><text:span text:style-name="T12"> Content</text:span><text:span text:style-name="T1">="Стереть"</text:span><text:span text:style-name="T12"> HorizontalAlignment</text:span><text:span text:style-name="T1">="Left"</text:span><text:span text:style-name="T12"> VerticalAlignment</text:span><text:span text:style-name="T1">="Top"</text:span><text:span text:style-name="T12"> Click</text:span><text:span text:style-name="T1">="Clear"</text:span><text:span text:style-name="T12"> Margin</text:span><text:span text:style-name="T1">="10,41,0,0"</text:span><text:span text:style-name="T12"> Height</text:span><text:span text:style-name="T1">="25"</text:span><text:span text:style-name="T12"> Width</text:span><text:span text:style-name="T1">="100" /&gt;</text:span></text:p>
      <text:p text:style-name="P2"><text:span text:style-name="T3"><text:s text:c="16"/></text:span><text:span text:style-name="T1">&lt;</text:span><text:span text:style-name="T4">Button</text:span><text:span text:style-name="T12"> Content</text:span><text:span text:style-name="T1">="О программе"</text:span><text:span text:style-name="T12"> HorizontalAlignment</text:span><text:span text:style-name="T1">="Left"</text:span><text:span text:style-name="T12"> VerticalAlignment</text:span><text:span text:style-name="T1">="Top"</text:span><text:span text:style-name="T12"> Click</text:span><text:span text:style-name="T1">="Info_Click"</text:span><text:span text:style-name="T12"> Margin</text:span><text:span text:style-name="T1">="10,71,0,0"</text:span><text:span text:style-name="T12"> Width</text:span><text:span text:style-name="T1">="100"</text:span><text:span text:style-name="T12"> Height</text:span><text:span text:style-name="T1">="25" &gt;&lt;/</text:span><text:span text:style-name="T4">Button</text:span><text:span text:style-name="T1">&gt;</text:span></text:p>
      <text:p text:style-name="P2"><text:span text:style-name="T3"><text:s text:c="16"/></text:span><text:span text:style-name="T1">&lt;</text:span><text:span text:style-name="T4">Button</text:span><text:span text:style-name="T12"> Content</text:span><text:span text:style-name="T1">="Выход"</text:span><text:span text:style-name="T12"> HorizontalAlignment</text:span><text:span text:style-name="T1">="Left"</text:span><text:span text:style-name="T12"> VerticalAlignment</text:span><text:span text:style-name="T1">="Top"</text:span><text:span text:style-name="T12"> Click</text:span><text:span text:style-name="T1">="Exit_Click"</text:span><text:span text:style-name="T12"> Margin</text:span><text:span text:style-name="T1">="10,101,0,0"</text:span><text:span text:style-name="T12"> Width</text:span><text:span text:style-name="T1">="100"</text:span><text:span text:style-name="T12"> Height</text:span><text:span text:style-name="T1">="25" &gt;&lt;/</text:span><text:span text:style-name="T4">Button</text:span><text:span text:style-name="T1">&gt;</text:span></text:p>
      <text:p text:style-name="P2"><text:span text:style-name="T3"><text:s text:c="16"/></text:span><text:span text:style-name="T1">&lt;</text:span><text:span text:style-name="T4">ComboBox</text:span><text:span text:style-name="T12"> Name</text:span><text:span text:style-name="T1">="comBox"</text:span><text:span text:style-name="T12"> HorizontalAlignment</text:span><text:span text:style-name="T1">="Left"</text:span><text:span text:style-name="T12"> VerticalAlignment</text:span><text:span text:style-name="T1">="Top"</text:span><text:span text:style-name="T12"> Width</text:span><text:span text:style-name="T1">="100"</text:span><text:span text:style-name="T12"> Height</text:span><text:span text:style-name="T1">="34"</text:span><text:span text:style-name="T12"> SelectionChanged</text:span><text:span text:style-name="T1">="Color_SelectionChanged"</text:span><text:span text:style-name="T12"> Margin</text:span><text:span text:style-name="T1">="10,131,0,0" &gt;</text:span></text:p>
      <text:p text:style-name="P2"><text:span text:style-name="T3"><text:s text:c="20"/></text:span><text:span text:style-name="T1">&lt;</text:span><text:span text:style-name="T4">TextBlock</text:span><text:span text:style-name="T12"> Text</text:span><text:span text:style-name="T1">="Синий"</text:span><text:span text:style-name="T12"> Width</text:span><text:span text:style-name="T1">="90"</text:span><text:span text:style-name="T12"> Height</text:span><text:span text:style-name="T1">="25"</text:span><text:span text:style-name="T12"> TextWrapping</text:span><text:span text:style-name="T1">="Wrap" &gt;&lt;/</text:span><text:span text:style-name="T4">TextBlock</text:span><text:span text:style-name="T1">&gt;</text:span></text:p>
      <text:p text:style-name="P2"><text:span text:style-name="T3"><text:s text:c="20"/></text:span><text:span text:style-name="T1">&lt;</text:span><text:span text:style-name="T4">TextBlock</text:span><text:span text:style-name="T12"> Text</text:span><text:span text:style-name="T1">="Красный"</text:span><text:span text:style-name="T12"> Width</text:span><text:span text:style-name="T1">="90"</text:span><text:span text:style-name="T12"> Height</text:span><text:span text:style-name="T1">="25"</text:span><text:span text:style-name="T12"> TextWrapping</text:span><text:span text:style-name="T1">="Wrap"&gt;&lt;/</text:span><text:span text:style-name="T4">TextBlock</text:span><text:span text:style-name="T1">&gt;</text:span></text:p>
      <text:p text:style-name="P2"><text:span text:style-name="T3"><text:s text:c="20"/></text:span><text:span text:style-name="T1">&lt;</text:span><text:span text:style-name="T4">TextBlock</text:span><text:span text:style-name="T12"> Text</text:span><text:span text:style-name="T1">="Желтый"</text:span><text:span text:style-name="T12"> Width</text:span><text:span text:style-name="T1">="90"</text:span><text:span text:style-name="T12"> Height</text:span><text:span text:style-name="T1">="25"</text:span><text:span text:style-name="T12"> TextWrapping</text:span><text:span text:style-name="T1">="Wrap"&gt;&lt;/</text:span><text:span text:style-name="T4">TextBlock</text:span><text:span text:style-name="T1">&gt;</text:span></text:p>
      <text:p text:style-name="P2"><text:span text:style-name="T3"><text:s text:c="16"/></text:span><text:span text:style-name="T1">&lt;/</text:span><text:span text:style-name="T4">ComboBox</text:span><text:span text:style-name="T1">&gt;</text:span></text:p>
      <text:p text:style-name="P2"><text:span text:style-name="T3"><text:s text:c="12"/></text:span><text:span text:style-name="T1">&lt;/</text:span><text:span text:style-name="T4">Grid</text:span><text:span text:style-name="T1">&gt;</text:span></text:p>
      <text:p text:style-name="P2"><text:span text:style-name="T3"><text:s text:c="8"/></text:span><text:span text:style-name="T1">&lt;/</text:span><text:span text:style-name="T4">GroupBox</text:span><text:span text:style-name="T1">&gt;</text:span></text:p>
      <text:p text:style-name="P2"><text:span text:style-name="T3"><text:s text:c="4"/></text:span><text:span text:style-name="T1">&lt;/</text:span><text:span text:style-name="T4">Grid</text:span><text:span text:style-name="T1">&gt;</text:span></text:p>
      <text:p text:style-name="P2"><text:span text:style-name="T1">&lt;/</text:span><text:span text:style-name="T4">Window</text:span><text:span text:style-name="T1">&gt;</text:span></text:p>
      <text:p text:style-name="P9"/>
      <text:p text:style-name="P6"/>
      <text:p text:style-name="P6"/>
      <text:p text:style-name="P4"/>
      <text:p text:style-name="P5"/>
      <text:p text:style-name="P5"/>
      <text:p text:style-name="P5"/>
      <text:p text:style-name="P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17T14:14:06.30</meta:creation-date>
    <dc:date>2021-10-02T11:22:33.42</dc:date>
    <meta:editing-duration>PT19M45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3" meta:paragraph-count="133" meta:word-count="391" meta:character-count="6169"/>
  </office:meta>
</office:document-meta>
</file>